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 PL SungtiL GB" svg:font-family="'AR PL SungtiL G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1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986in" style:rel-column-width="9777*"/>
    </style:style>
    <style:style style:name="Table1.B" style:family="table-column">
      <style:table-column-properties style:column-width="0.9375in" style:rel-column-width="9179*"/>
    </style:style>
    <style:style style:name="Table1.C" style:family="table-column">
      <style:table-column-properties style:column-width="0.9979in" style:rel-column-width="9771*"/>
    </style:style>
    <style:style style:name="Table1.D" style:family="table-column">
      <style:table-column-properties style:column-width="3.759in" style:rel-column-width="36808*"/>
    </style:style>
    <style:style style:name="Table1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0c0c0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32b8" officeooo:paragraph-rsid="001132b8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bold" officeooo:rsid="000f9eae" officeooo:paragraph-rsid="000f9eae" style:font-weight-asian="bold" style:font-weight-complex="bold"/>
    </style:style>
    <style:style style:name="P4" style:family="paragraph" style:parent-style-name="Table_20_Contents">
      <style:text-properties officeooo:rsid="003aaf92" officeooo:paragraph-rsid="003aaf92"/>
    </style:style>
    <style:style style:name="P5" style:family="paragraph" style:parent-style-name="Title">
      <style:text-properties officeooo:paragraph-rsid="000f9eae"/>
    </style:style>
    <style:style style:name="P6" style:family="paragraph" style:parent-style-name="Standard">
      <style:text-properties officeooo:rsid="0010bfdd" officeooo:paragraph-rsid="000f95c0"/>
    </style:style>
    <style:style style:name="P7" style:family="paragraph" style:parent-style-name="Standard">
      <style:text-properties officeooo:rsid="0010bfdd" officeooo:paragraph-rsid="001e5c28"/>
    </style:style>
    <style:style style:name="P8" style:family="paragraph" style:parent-style-name="Standard">
      <style:text-properties officeooo:rsid="00122e24" officeooo:paragraph-rsid="000f95c0"/>
    </style:style>
    <style:style style:name="P9" style:family="paragraph" style:parent-style-name="Standard">
      <style:text-properties style:font-name="AR PL SungtiL GB" fo:font-size="8pt" officeooo:rsid="0010bfdd" officeooo:paragraph-rsid="000f95c0" style:font-size-asian="8pt" style:font-size-complex="8pt"/>
    </style:style>
    <style:style style:name="P10" style:family="paragraph" style:parent-style-name="Standard">
      <style:text-properties style:font-name="AR PL SungtiL GB" fo:font-size="8pt" officeooo:rsid="0010bfdd" officeooo:paragraph-rsid="0029a46a" style:font-size-asian="8pt" style:font-size-complex="8pt"/>
    </style:style>
    <style:style style:name="P11" style:family="paragraph" style:parent-style-name="Standard">
      <style:text-properties style:font-name="AR PL SungtiL GB" fo:font-size="10pt" officeooo:rsid="0010bfdd" officeooo:paragraph-rsid="000f95c0" style:font-size-asian="10pt" style:font-size-complex="10pt"/>
    </style:style>
    <style:style style:name="P12" style:family="paragraph" style:parent-style-name="Standard">
      <style:text-properties style:font-name="AR PL SungtiL GB" fo:font-size="10pt" officeooo:rsid="001c7d9b" officeooo:paragraph-rsid="001e5c28" style:font-size-asian="10pt" style:font-size-complex="10pt"/>
    </style:style>
    <style:style style:name="P13" style:family="paragraph" style:parent-style-name="Standard">
      <style:text-properties style:font-name="AR PL SungtiL GB" fo:font-size="9pt" officeooo:rsid="0010bfdd" officeooo:paragraph-rsid="000f95c0" style:font-size-asian="9pt" style:font-size-complex="9pt"/>
    </style:style>
    <style:style style:name="P14" style:family="paragraph" style:parent-style-name="Standard">
      <style:text-properties officeooo:paragraph-rsid="000f95c0"/>
    </style:style>
    <style:style style:name="P15" style:family="paragraph" style:parent-style-name="Text_20_body">
      <style:text-properties officeooo:rsid="001726c3" officeooo:paragraph-rsid="000f95c0"/>
    </style:style>
    <style:style style:name="P16" style:family="paragraph" style:parent-style-name="Text_20_body">
      <style:text-properties officeooo:rsid="0024ecf7" officeooo:paragraph-rsid="000f95c0"/>
    </style:style>
    <style:style style:name="P17" style:family="paragraph" style:parent-style-name="Text_20_body">
      <style:text-properties officeooo:paragraph-rsid="000f95c0"/>
    </style:style>
    <style:style style:name="P18" style:family="paragraph" style:parent-style-name="Text_20_body">
      <style:text-properties officeooo:paragraph-rsid="000f9eae"/>
    </style:style>
    <style:style style:name="P19" style:family="paragraph" style:parent-style-name="Text_20_body">
      <style:text-properties style:font-name="AR PL SungtiL GB" fo:font-size="8pt" officeooo:rsid="0010bfdd" officeooo:paragraph-rsid="002a582f" style:font-size-asian="8pt" style:font-size-complex="8pt"/>
    </style:style>
    <style:style style:name="P20" style:family="paragraph" style:parent-style-name="Text_20_body">
      <style:text-properties style:font-name="AR PL SungtiL GB" fo:font-size="8pt" officeooo:paragraph-rsid="000f95c0" style:font-size-asian="8pt" style:font-size-complex="8pt"/>
    </style:style>
    <style:style style:name="P21" style:family="paragraph" style:parent-style-name="Text_20_body">
      <style:text-properties fo:color="#c5000b" officeooo:paragraph-rsid="000f95c0"/>
    </style:style>
    <style:style style:name="P22" style:family="paragraph" style:parent-style-name="Text_20_body">
      <style:text-properties fo:color="#c5000b" officeooo:paragraph-rsid="0030d749"/>
    </style:style>
    <style:style style:name="P23" style:family="paragraph" style:parent-style-name="Heading_20_2">
      <style:text-properties officeooo:paragraph-rsid="000f95c0"/>
    </style:style>
    <style:style style:name="P24" style:family="paragraph" style:parent-style-name="Heading_20_2">
      <style:text-properties officeooo:rsid="0010bfdd" officeooo:paragraph-rsid="000f95c0"/>
    </style:style>
    <style:style style:name="P25" style:family="paragraph" style:parent-style-name="Heading_20_1">
      <style:text-properties officeooo:paragraph-rsid="000f95c0"/>
    </style:style>
    <style:style style:name="P26" style:family="paragraph" style:parent-style-name="Heading_20_3">
      <style:text-properties officeooo:paragraph-rsid="000f95c0"/>
    </style:style>
    <style:style style:name="P27" style:family="paragraph" style:parent-style-name="Heading_20_3">
      <style:text-properties officeooo:rsid="0010bfdd" officeooo:paragraph-rsid="000f95c0"/>
    </style:style>
    <style:style style:name="P28" style:family="paragraph" style:parent-style-name="Heading_20_3">
      <style:text-properties officeooo:paragraph-rsid="0030d749"/>
    </style:style>
    <style:style style:name="P29" style:family="paragraph" style:parent-style-name="Heading_20_3">
      <style:text-properties officeooo:rsid="001999eb" officeooo:paragraph-rsid="0030d749"/>
    </style:style>
    <style:style style:name="T1" style:family="text">
      <style:text-properties officeooo:rsid="0010bfdd"/>
    </style:style>
    <style:style style:name="T2" style:family="text">
      <style:text-properties officeooo:rsid="001999eb"/>
    </style:style>
    <style:style style:name="T3" style:family="text">
      <style:text-properties officeooo:rsid="001c7d9b"/>
    </style:style>
    <style:style style:name="T4" style:family="text">
      <style:text-properties style:font-name="AR PL SungtiL GB" fo:font-size="10pt" style:font-size-asian="10pt" style:font-size-complex="10pt"/>
    </style:style>
    <style:style style:name="T5" style:family="text">
      <style:text-properties style:font-name="AR PL SungtiL GB" fo:font-size="10pt" officeooo:rsid="001c7d9b" style:font-size-asian="10pt" style:font-size-complex="10pt"/>
    </style:style>
    <style:style style:name="T6" style:family="text">
      <style:text-properties officeooo:rsid="00244b90"/>
    </style:style>
    <style:style style:name="T7" style:family="text">
      <style:text-properties officeooo:rsid="002eb30b"/>
    </style:style>
    <style:style style:name="T8" style:family="text">
      <style:text-properties officeooo:rsid="0030d749"/>
    </style:style>
    <style:style style:name="T9" style:family="text">
      <style:text-properties officeooo:rsid="0033a82d"/>
    </style:style>
    <style:style style:name="T10" style:family="text">
      <style:text-properties officeooo:rsid="00357f7a"/>
    </style:style>
    <style:style style:name="T11" style:family="text">
      <style:text-properties officeooo:rsid="0036d3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带外信令定义</text:p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版本</text:p>
          </table:table-cell>
          <table:table-cell table:style-name="Table1.A1" office:value-type="string">
            <text:p text:style-name="P2">人员</text:p>
          </table:table-cell>
          <table:table-cell table:style-name="Table1.A1" office:value-type="string">
            <text:p text:style-name="P2">日期</text:p>
          </table:table-cell>
          <table:table-cell table:style-name="Table1.D1" office:value-type="string">
            <text:p text:style-name="P2">注释</text:p>
          </table:table-cell>
        </table:table-row>
        <table:table-row>
          <table:table-cell table:style-name="Table1.A3" office:value-type="string">
            <text:p text:style-name="P1">0.0.1</text:p>
          </table:table-cell>
          <table:table-cell table:style-name="Table1.B2" office:value-type="string">
            <text:p text:style-name="Table_20_Contents">赵军</text:p>
          </table:table-cell>
          <table:table-cell table:style-name="Table1.C3" office:value-type="string">
            <text:p text:style-name="P1">2015.07.07</text:p>
          </table:table-cell>
          <table:table-cell table:style-name="Table1.D2" office:value-type="string">
            <text:p text:style-name="Table_20_Contents">初始版本</text:p>
          </table:table-cell>
        </table:table-row>
        <table:table-row>
          <table:table-cell table:style-name="Table1.A3" office:value-type="string">
            <text:p text:style-name="P4">0.0.2</text:p>
          </table:table-cell>
          <table:table-cell table:style-name="Table1.B3" office:value-type="string">
            <text:p text:style-name="Table_20_Contents">赵军</text:p>
          </table:table-cell>
          <table:table-cell table:style-name="Table1.C3" office:value-type="string">
            <text:p text:style-name="P4">2015.07.12</text:p>
          </table:table-cell>
          <table:table-cell table:style-name="Table1.D3" office:value-type="string">
            <text:p text:style-name="Table_20_Contents">添加MQTT传递电话号码的确认机制</text:p>
          </table:table-cell>
        </table:table-row>
      </table:table>
      <text:p text:style-name="P18"/>
      <text:p text:style-name="P18"/>
      <text:h text:style-name="P25" text:outline-level="1">1. 协议选择</text:h>
      <text:p text:style-name="P8"><text:tab/>因为在该项目中需要传递带外信令<text:span text:style-name="T7">，</text:span>并有实时性<text:span text:style-name="T7">，</text:span>可靠性方面的需求，且考虑APP所在的GSM/CDMA/LTE等移动网络的不稳定性，故选用<text:a xlink:type="simple" xlink:href="http://mqtt.org/" text:style-name="Internet_20_link" text:visited-style-name="Visited_20_Internet_20_Link">MQTT</text:a>作为带外信令。</text:p>
      <text:h text:style-name="P25" text:outline-level="1">2. 协议定义</text:h>
      <text:p text:style-name="P14"><text:span text:style-name="T1"><text:tab/>MQTT具体协议细节参考</text:span><text:a xlink:type="simple" xlink:href="http://docs.oasis-open.org/mqtt/mqtt/v3.1.1/os/mqtt-v3.1.1-os.pdf" text:style-name="Internet_20_link" text:visited-style-name="Visited_20_Internet_20_Link">MQTT v3.1.1</text:a>，在项目中的应用参考后续User Case。</text:p>
      <text:h text:style-name="P25" text:outline-level="1">3. User Case</text:h>
      <text:p text:style-name="P15"><text:tab/>角色定义：在我们的应用中，分为APP（SIP Bob），SIP代理设备（绑定了User的SIM卡，在本文中称为SIM_A和另一个SIP帐号，本文称为SIP Alice）,除此之外，还有任意的另外一个电话号码，本文称为SIM_O。</text:p>
      <text:h text:style-name="P23" text:outline-level="2">3.1 传递Phone Number</text:h>
      <text:h text:style-name="P26" text:outline-level="3"><text:span text:style-name="T2">3.1.1 </text:span>SIP Bob <text:span text:style-name="T10">C</text:span>all Phone Other(SIM_O)</text:h>
      <text:p text:style-name="P9"><text:s text:c="61"/>SIP Bob publish: (Before INVITE F1)</text:p>
      <text:p text:style-name="P9"><text:s text:c="65"/>Topic <text:s/>: SIP Bob / Calling / PhoneOther</text:p>
      <text:p text:style-name="P9"><text:s text:c="65"/>Payload: Phone Number(SIM_O)</text:p>
      <text:p text:style-name="P13"/>
      <text:p text:style-name="P13">SIM_O <text:s text:c="11"/>SIM_A <text:s text:c="13"/>SIP Alice <text:s text:c="16"/>SIP Bob (APP)</text:p>
      <text:p text:style-name="P13"/>
      <text:p text:style-name="P13">| <text:s text:c="17"/>| <text:s text:c="18"/>| <text:s text:c="23"/>|</text:p>
      <text:p text:style-name="P13">| <text:s text:c="17"/>| <text:s text:c="18"/>| <text:s text:c="6"/>INVITE F1 <text:s text:c="7"/>|</text:p>
      <text:p text:style-name="P13">| <text:s text:c="17"/>| Send ATD <text:s text:c="9"/>|&lt;-----------------------|</text:p>
      <text:p text:style-name="P13">| <text:s/>Call SIM_O <text:s text:c="5"/>|&lt;------------------| <text:s text:c="3"/>180 Ringing F2 <text:s text:c="5"/>|</text:p>
      <text:p text:style-name="P13">|&lt;-----------------| <text:s text:c="18"/>|-----------------------&gt;|</text:p>
      <text:p text:style-name="P13">| <text:s text:c="17"/>| <text:s text:c="18"/>| <text:s text:c="23"/>|</text:p>
      <text:p text:style-name="P13">|-----------------&gt;| Get OK <text:s text:c="11"/>| <text:s text:c="23"/>|</text:p>
      <text:p text:style-name="P13">| <text:s text:c="17"/>|------------------&gt;| <text:s text:c="6"/>200 OK F3 <text:s text:c="7"/>|</text:p>
      <text:p text:style-name="P13">| <text:s text:c="17"/>| <text:s text:c="18"/>|-----------------------&gt;|</text:p>
      <text:p text:style-name="P13">| <text:s text:c="17"/>| <text:s text:c="18"/>| <text:s text:c="8"/>ACK F4 <text:s text:c="8"/>|</text:p>
      <text:p text:style-name="P13">| <text:s text:c="17"/>| Bridge Voice <text:s text:c="5"/>|&lt;-----------------------|</text:p>
      <text:p text:style-name="P13">| <text:s text:c="17"/>|-------------------| <text:s text:c="23"/>|</text:p>
      <text:p text:style-name="P13">| <text:s text:c="17"/>| <text:s text:c="18"/>| <text:s text:c="2"/>Both Way RTP Media <text:s text:c="2"/>|</text:p>
      <text:p text:style-name="P13">|&lt;================&gt;| <text:s text:c="18"/>|&lt;======================&gt;|</text:p>
      <text:p text:style-name="P13">| <text:s text:c="17"/>| <text:s text:c="18"/>| <text:s text:c="23"/>|</text:p>
      <text:p text:style-name="P13">| <text:s text:c="14"/>...... <text:s text:c="13"/>...... <text:s text:c="21"/>|</text:p>
      <text:p text:style-name="P13">| <text:s text:c="14"/>~~~~~~ <text:s text:c="13"/>~~~~~~ <text:s text:c="21"/>|</text:p>
      <text:p text:style-name="P13">| <text:s text:c="17"/>| <text:s text:c="18"/>| <text:s text:c="23"/>|</text:p>
      <text:p text:style-name="P13">|-----------------&gt;| Get No carrier <text:s text:c="3"/>| <text:s text:c="23"/>|</text:p>
      <text:p text:style-name="P13">| <text:s text:c="17"/>|------------------&gt;| <text:s text:c="5"/>BYE F5 <text:s text:c="11"/>|</text:p>
      <text:p text:style-name="P13">| <text:s text:c="17"/>| <text:s text:c="18"/>|-----------------------&gt;|</text:p>
      <text:p text:style-name="P13">| <text:s text:c="17"/>| <text:s text:c="18"/>| <text:s text:c="6"/>200 OK F6 <text:s text:c="7"/>|</text:p>
      <text:p text:style-name="P13">| <text:s text:c="17"/>| <text:s text:c="18"/>|&lt;-----------------------|</text:p>
      <text:p text:style-name="P13">| <text:s text:c="17"/>| <text:s text:c="18"/>| <text:s text:c="23"/>|</text:p>
      <text:p text:style-name="P13"/>
      <text:p text:style-name="P11"><text:soft-page-break/>NOTE：在上述情况下，SIP Bob和SIM_O均可以挂断电话，但图例只显示了SIM_<text:span text:style-name="T3">O挂断电话的情形</text:span></text:p>
      <text:h text:style-name="P27" text:outline-level="3"><text:span text:style-name="T2">3.1.2 </text:span>Phone Other<text:span text:style-name="T9">(SIM_O)</text:span> <text:span text:style-name="T9">C</text:span>all Phone <text:span text:style-name="T9">(</text:span>SIM_A<text:span text:style-name="T9">)</text:span></text:h>
      <text:p text:style-name="P9"><text:s text:c="35"/>SIP Alice publish: (Before INVITE F1)</text:p>
      <text:p text:style-name="P9"><text:s text:c="40"/>Topic <text:s/>: SIP Alice / Called / PhoneOther</text:p>
      <text:p text:style-name="P9"><text:s text:c="40"/>Payload: Phone Number(SIM_O)</text:p>
      <text:p text:style-name="P13"/>
      <text:p text:style-name="P13">SIM_O <text:s text:c="11"/>SIM_A <text:s text:c="13"/>SIP Alice <text:s text:c="16"/>SIP Bob (APP)</text:p>
      <text:p text:style-name="P13"><text:s text:c="5"/>Call SIM_A</text:p>
      <text:p text:style-name="P13">|-----------------&gt;| Get Ring and Num <text:s/>| <text:s text:c="23"/>|</text:p>
      <text:p text:style-name="P13">| <text:s text:c="17"/>|------------------&gt;| <text:s text:c="6"/>INVITE F1 <text:s text:c="7"/>|</text:p>
      <text:p text:style-name="P13">| <text:s text:c="17"/>| <text:s text:c="18"/>|-----------------------&gt;|</text:p>
      <text:p text:style-name="P13">| <text:s text:c="17"/>| <text:s text:c="18"/>| <text:s text:c="3"/>180 Ringing F2 <text:s text:c="5"/>|</text:p>
      <text:p text:style-name="P13">| <text:s text:c="17"/>| <text:s text:c="18"/>|&lt;-----------------------|</text:p>
      <text:p text:style-name="P13">| <text:s text:c="17"/>| <text:s text:c="18"/>| <text:s text:c="23"/>|</text:p>
      <text:p text:style-name="P13">| <text:s text:c="17"/>| <text:s text:c="18"/>| <text:s text:c="6"/>200 OK F3 <text:s text:c="7"/>|</text:p>
      <text:p text:style-name="P13">| <text:s text:c="17"/>| Send ATA/Get OK <text:s text:c="2"/>|&lt;-----------------------|</text:p>
      <text:p text:style-name="P13">| <text:s text:c="17"/>|&lt;------------------| <text:s text:c="8"/>ACK F4 <text:s text:c="8"/>|</text:p>
      <text:p text:style-name="P13">| <text:s text:c="17"/>| <text:s/>Bridge Voice <text:s text:c="4"/>|-----------------------&gt;|</text:p>
      <text:p text:style-name="P13">| <text:s text:c="17"/>|-------------------| <text:s text:c="23"/>|</text:p>
      <text:p text:style-name="P13">| <text:s text:c="17"/>| <text:s text:c="18"/>| <text:s text:c="2"/>Both Way RTP Media <text:s text:c="2"/>|</text:p>
      <text:p text:style-name="P13">|&lt;================&gt;| <text:s text:c="18"/>|&lt;======================&gt;|</text:p>
      <text:p text:style-name="P13">| <text:s text:c="17"/>| <text:s text:c="18"/>| <text:s text:c="23"/>|</text:p>
      <text:p text:style-name="P13">| <text:s text:c="17"/>| <text:s text:c="18"/>| <text:s text:c="23"/>|</text:p>
      <text:p text:style-name="P13">| <text:s text:c="14"/>...... <text:s text:c="13"/>...... <text:s text:c="21"/>|</text:p>
      <text:p text:style-name="P13">| <text:s text:c="14"/>~~~~~~ <text:s text:c="13"/>~~~~~~ <text:s text:c="21"/>|</text:p>
      <text:p text:style-name="P13">| <text:s text:c="17"/>| <text:s text:c="18"/>| <text:s text:c="23"/>|</text:p>
      <text:p text:style-name="P13">| <text:s text:c="17"/>| <text:s text:c="18"/>| <text:s text:c="8"/>BYE F5 <text:s text:c="8"/>|</text:p>
      <text:p text:style-name="P13">| <text:s text:c="17"/>| <text:s text:c="18"/>|&lt;-----------------------|</text:p>
      <text:p text:style-name="P13">| <text:s text:c="17"/>| <text:s/>Send ATH/Get Ok <text:s/>| <text:s text:c="23"/>|</text:p>
      <text:p text:style-name="P13">| <text:s text:c="17"/>|&lt;------------------| <text:s text:c="6"/>200 OK F6 <text:s text:c="7"/>|</text:p>
      <text:p text:style-name="P13">| <text:s text:c="17"/>| <text:s text:c="18"/>|-----------------------&gt;|</text:p>
      <text:p text:style-name="P13">| <text:s text:c="17"/>| <text:s text:c="18"/>| <text:s text:c="23"/>|</text:p>
      <text:p text:style-name="P13">|&lt;-----------------| <text:s text:c="18"/>| <text:s text:c="23"/>|</text:p>
      <text:p text:style-name="P13"/>
      <text:p text:style-name="P7"><text:span text:style-name="T4">NOTE：在上述情况下，SIP Bob和SIM_O均可以挂断电话，但图例只显示了SIP Bob</text:span><text:span text:style-name="T5">挂断电话的情形</text:span></text:p>
      <text:p text:style-name="P12"/>
      <text:h text:style-name="P24" text:outline-level="2">3.2 传递IMS</text:h>
      <text:h text:style-name="P28" text:outline-level="3"><text:span text:style-name="T2">3.2.1 </text:span>SIP Bob Send IMS <text:span text:style-name="T8">to</text:span> Other(SIM_O)</text:h>
      <text:p text:style-name="P21">TODO</text:p>
      <text:h text:style-name="P29" text:outline-level="3">3.2.2 Phone Other(SIM_O) Send IMS to Phone (SIM_A)</text:h>
      <text:p text:style-name="P22">TODO</text:p>
      <text:h text:style-name="P23" text:outline-level="2">3.3 分发配置文件</text:h>
      <text:p text:style-name="P21">TODO</text:p>
      <text:h text:style-name="P23" text:outline-level="2">3.4 侦测Peer SIP Offline/Online</text:h>
      <text:p text:style-name="P17"><text:s/><text:tab/><text:span text:style-name="T6">SIP Alice/SIP Bob 注册成功的时候，均发布Online Message，该消息是Retained Mesage，Message定义如下：</text:span></text:p>
      <text:p text:style-name="P20">SIP Bob 发布<text:span text:style-name="T11">Online Message</text:span></text:p>
      <text:p text:style-name="P10"><text:s text:c="65"/>Topic <text:s/>: SIP Bob / Status</text:p>
      <text:p text:style-name="P10"><text:s text:c="65"/>Payload: Online</text:p>
      <text:p text:style-name="P19">SIP Alice 发布<text:span text:style-name="T11">Online Message</text:span></text:p>
      <text:p text:style-name="P10"><text:s text:c="65"/>Topic <text:s/>: SIP Alice / Status</text:p>
      <text:p text:style-name="P10"><text:s text:c="65"/>Payload: Online</text:p>
      <text:p text:style-name="P10"/>
      <text:p text:style-name="P16"><text:tab/>原则上SIP代理设备和APP（SIP Bob）都不会使用DISCONNECT类型的MQTT消息，但会使用Last Will and Testament以及开启Keep Alive机制，所以，如果APP（SIP Bob）或者SIP代理设<text:soft-page-break/>备（SIP Alice）异常退出后，相应的订阅者都会收到相应的Message，所以可以用此判断Peer SIP已经离线。除非收到Peer SIP的Phone Message/IMS Message/Online Message，否则不能认定Peer SIP已经上线。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 PL SungtiL GB" svg:font-family="'AR PL SungtiL G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1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1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ry </meta:initial-creator>
    <meta:creation-date>2015-07-07T18:06:47.184999881</meta:creation-date>
    <dc:date>2015-07-12T18:06:51.411435477</dc:date>
    <dc:creator>barry </dc:creator>
    <meta:editing-duration>PT51M34S</meta:editing-duration>
    <meta:editing-cycles>42</meta:editing-cycles>
    <meta:generator>LibreOffice/4.3.3.2$Linux_X86_64 LibreOffice_project/430m0$Build-2</meta:generator>
    <meta:document-statistic meta:table-count="1" meta:image-count="0" meta:object-count="0" meta:page-count="3" meta:paragraph-count="98" meta:word-count="835" meta:character-count="5270" meta:non-whitespace-character-count="2368"/>
  </office:meta>
</office:document-meta>
</file>